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 style:list-style-name="L18">
      <style:text-properties style:text-position="0% 100%" fo:font-weight="normal" officeooo:rsid="00b5229e" officeooo:paragraph-rsid="00b5229e" style:font-weight-asian="normal" style:font-weight-complex="normal"/>
    </style:style>
    <style:style style:name="P63" style:family="paragraph" style:parent-style-name="Standard" style:list-style-name="L18">
      <style:text-properties style:text-position="0% 100%" fo:font-weight="normal" officeooo:rsid="00b63135" officeooo:paragraph-rsid="00b63135" style:font-weight-asian="normal" style:font-weight-complex="normal"/>
    </style:style>
    <style:style style:name="P64" style:family="paragraph" style:parent-style-name="Standard" style:list-style-name="L18">
      <style:text-properties style:text-position="0% 100%" fo:font-weight="normal" officeooo:rsid="00b92fcb" officeooo:paragraph-rsid="00b92fcb" style:font-weight-asian="normal" style:font-weight-complex="normal"/>
    </style:style>
    <style:style style:name="P65" style:family="paragraph" style:parent-style-name="Standard" style:list-style-name="L18">
      <style:text-properties style:text-position="0% 100%" fo:font-weight="normal" officeooo:rsid="00b92fcb" officeooo:paragraph-rsid="00bb04b9" style:font-weight-asian="normal" style:font-weight-complex="normal"/>
    </style:style>
    <style:style style:name="P66" style:family="paragraph" style:parent-style-name="Standard" style:list-style-name="L18">
      <style:text-properties style:text-position="0% 100%" fo:font-weight="normal" officeooo:rsid="00bbcac6" officeooo:paragraph-rsid="00bbcac6" style:font-weight-asian="normal" style:font-weight-complex="normal"/>
    </style:style>
    <style:style style:name="P67" style:family="paragraph" style:parent-style-name="Standard" style:list-style-name="L18">
      <style:text-properties style:text-position="0% 100%" fo:font-weight="normal" officeooo:rsid="00c07c31" officeooo:paragraph-rsid="00c07c31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69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70" style:family="paragraph" style:parent-style-name="Standard" style:list-style-name="L23">
      <style:text-properties style:text-position="0% 100%" fo:font-weight="normal" officeooo:rsid="00cecbcc" officeooo:paragraph-rsid="00cecbcc" style:font-weight-asian="normal" style:font-weight-complex="normal"/>
    </style:style>
    <style:style style:name="P71" style:family="paragraph" style:parent-style-name="Standard" style:list-style-name="L23">
      <style:text-properties style:text-position="0% 100%" fo:font-weight="normal" officeooo:rsid="00cf80f3" officeooo:paragraph-rsid="00cf80f3" style:font-weight-asian="normal" style:font-weight-complex="normal"/>
    </style:style>
    <style:style style:name="P72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73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74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75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76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77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78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79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8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83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85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87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92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93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94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95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96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98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101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102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103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104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105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106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115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116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117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18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19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20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21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22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23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24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25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26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27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28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2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3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3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32" style:family="paragraph" style:parent-style-name="Standard" style:list-style-name="L19">
      <style:text-properties style:text-position="0% 100%" fo:font-weight="bold" officeooo:rsid="00c59c91" officeooo:paragraph-rsid="00c59c91" style:font-weight-asian="bold" style:font-weight-complex="bold"/>
    </style:style>
    <style:style style:name="P133" style:family="paragraph" style:parent-style-name="Standard" style:list-style-name="L19">
      <style:text-properties style:text-position="0% 100%" fo:font-weight="bold" officeooo:rsid="00c59c91" officeooo:paragraph-rsid="00c87a34" style:font-weight-asian="bold" style:font-weight-complex="bold"/>
    </style:style>
    <style:style style:name="P134" style:family="paragraph" style:parent-style-name="Standard" style:list-style-name="L19">
      <style:text-properties style:text-position="0% 100%" fo:font-weight="bold" officeooo:rsid="00c9ea43" officeooo:paragraph-rsid="00c9ea43" style:font-weight-asian="bold" style:font-weight-complex="bold"/>
    </style:style>
    <style:style style:name="P135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136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137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138" style:family="paragraph" style:parent-style-name="Standard" style:list-style-name="L23">
      <style:text-properties style:text-position="0% 100%" fo:font-weight="bold" officeooo:rsid="00d10642" officeooo:paragraph-rsid="00d10642" style:font-weight-asian="bold" style:font-weight-complex="bold"/>
    </style:style>
    <style:style style:name="P139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140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141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142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143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144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145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146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47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48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49" style:family="paragraph" style:parent-style-name="Standard" style:list-style-name="L21">
      <style:text-properties fo:font-weight="bold" officeooo:rsid="00cca754" officeooo:paragraph-rsid="00cca754" style:font-weight-asian="bold" style:font-weight-complex="bold"/>
    </style:style>
    <style:style style:name="P150" style:family="paragraph" style:parent-style-name="Standard" style:list-style-name="L22">
      <style:text-properties fo:font-weight="bold" officeooo:rsid="00cca754" officeooo:paragraph-rsid="00cdce83" style:font-weight-asian="bold" style:font-weight-complex="bold"/>
    </style:style>
    <style:style style:name="P151" style:family="paragraph" style:parent-style-name="Standard" style:list-style-name="L21">
      <style:text-properties fo:font-weight="bold" officeooo:rsid="00ccca09" officeooo:paragraph-rsid="00ccca09" style:font-weight-asian="bold" style:font-weight-complex="bold"/>
    </style:style>
    <style:style style:name="P152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53" style:family="paragraph" style:parent-style-name="Standard" style:list-style-name="L22">
      <style:text-properties fo:font-weight="normal" officeooo:rsid="00cdce83" officeooo:paragraph-rsid="00cdce83" style:font-weight-asian="normal" style:font-weight-complex="normal"/>
    </style:style>
    <style:style style:name="P154" style:family="paragraph" style:parent-style-name="Standard">
      <style:text-properties officeooo:paragraph-rsid="00b06971"/>
    </style:style>
    <style:style style:name="P155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56" style:family="paragraph" style:parent-style-name="Standard" style:list-style-name="L18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157" style:family="paragraph" style:parent-style-name="Standard">
      <style:text-properties officeooo:paragraph-rsid="00cca754"/>
    </style:style>
    <style:style style:name="P158" style:family="paragraph" style:parent-style-name="Standard" style:list-style-name="L21">
      <style:text-properties officeooo:rsid="00cca754" officeooo:paragraph-rsid="00cca754"/>
    </style:style>
    <style:style style:name="P15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6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6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6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6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64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f9a43"/>
    </style:style>
    <style:style style:name="T17" style:family="text">
      <style:text-properties officeooo:rsid="00430039"/>
    </style:style>
    <style:style style:name="T18" style:family="text">
      <style:text-properties officeooo:rsid="0046b029"/>
    </style:style>
    <style:style style:name="T19" style:family="text">
      <style:text-properties officeooo:rsid="004b882e"/>
    </style:style>
    <style:style style:name="T20" style:family="text">
      <style:text-properties officeooo:rsid="00532ad5"/>
    </style:style>
    <style:style style:name="T21" style:family="text">
      <style:text-properties officeooo:rsid="005db356"/>
    </style:style>
    <style:style style:name="T22" style:family="text">
      <style:text-properties officeooo:rsid="00646b08"/>
    </style:style>
    <style:style style:name="T23" style:family="text">
      <style:text-properties officeooo:rsid="006ad065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cbc608" style:font-weight-asian="normal" style:font-weight-complex="normal"/>
    </style:style>
    <style:style style:name="T27" style:family="text">
      <style:text-properties style:text-position="0% 100%" fo:font-weight="normal" officeooo:rsid="00cca754" style:font-weight-asian="normal" style:font-weight-complex="normal"/>
    </style:style>
    <style:style style:name="T28" style:family="text">
      <style:text-properties style:text-position="0% 100%" fo:font-weight="bold" officeooo:rsid="00cbc608" style:font-weight-asian="bold" style:font-weight-complex="bold"/>
    </style:style>
    <style:style style:name="T29" style:family="text">
      <style:text-properties style:text-position="0% 100%" fo:font-weight="bold" officeooo:rsid="00cdce83" style:font-weight-asian="bold" style:font-weight-complex="bold"/>
    </style:style>
    <style:style style:name="T30" style:family="text">
      <style:text-properties officeooo:rsid="0077b5dd"/>
    </style:style>
    <style:style style:name="T31" style:family="text">
      <style:text-properties officeooo:rsid="009375b6"/>
    </style:style>
    <style:style style:name="T32" style:family="text">
      <style:text-properties officeooo:rsid="009efe69"/>
    </style:style>
    <style:style style:name="T33" style:family="text">
      <style:text-properties officeooo:rsid="00a37641"/>
    </style:style>
    <style:style style:name="T34" style:family="text">
      <style:text-properties officeooo:rsid="00130c0a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line-through-style="none" style:text-line-through-type="none" officeooo:rsid="00b80393"/>
    </style:style>
    <style:style style:name="T37" style:family="text">
      <style:text-properties style:text-line-through-style="none" style:text-line-through-type="none" fo:font-weight="bold" style:font-weight-asian="bold" style:font-weight-complex="bold"/>
    </style:style>
    <style:style style:name="T38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39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0" style:family="text">
      <style:text-properties style:text-line-through-style="none" style:text-line-through-type="none" officeooo:rsid="00bb04b9"/>
    </style:style>
    <style:style style:name="T41" style:family="text">
      <style:text-properties style:text-line-through-style="none" style:text-line-through-type="none" officeooo:rsid="00bc948c"/>
    </style:style>
    <style:style style:name="T42" style:family="text">
      <style:text-properties style:text-line-through-style="none" style:text-line-through-type="none" officeooo:rsid="00be0617"/>
    </style:style>
    <style:style style:name="T43" style:family="text">
      <style:text-properties style:text-line-through-style="none" style:text-line-through-type="none" officeooo:rsid="00c07c31"/>
    </style:style>
    <style:style style:name="T44" style:family="text">
      <style:text-properties officeooo:rsid="00c94155"/>
    </style:style>
    <style:style style:name="T45" style:family="text">
      <style:text-properties officeooo:rsid="00d5261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59">More on RDS</text:p>
      <text:p text:style-name="P81"/>
      <text:p text:style-name="P81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83">Backup storage space = size of DB <text:span text:style-name="T1">(ex. 10Gb of backup storage to 10gb of rds instance size)</text:span></text:p>
        </text:list-item>
      </text:list>
      <text:p text:style-name="P82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84">Encryption for RDS DB’s are supported at rest and in transit (KMS) .</text:p>
      <text:list xml:id="list4198470431" text:style-name="L4">
        <text:list-item>
          <text:p text:style-name="P85"><text:span text:style-name="T1">To encrypt a current instance, make a snapshot, restore the snapshot and create an encrypted RDS from it.</text:span></text:p>
        </text:list-item>
      </text:list>
      <text:p text:style-name="P86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87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88">More on Elasticache</text:p>
      <text:list xml:id="list2300664231" text:style-name="L6">
        <text:list-item>
          <text:p text:style-name="P22">provides Memcache or redis ot provide in-memory cache for D<text:span text:style-name="T16">Bs</text:span> and web applications</text:p>
        </text:list-item>
        <text:list-item>
          <text:p text:style-name="P23">memcached – memory object caching system, <text:span text:style-name="T18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7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89">Amazon <text:span text:style-name="T19">Neptune – </text:span><text:span text:style-name="T3">fast,reliable graph databas</text:span><text:span text:style-name="T4">e, </text:span><text:span text:style-name="T5">useful for network security, knowledge graphs,</text:span></text:p>
      <text:p text:style-name="P90"><text:span text:style-name="T1">THESE ARE USED TO STORE AND NAVIGATE RELATIONSHIPS</text:span></text:p>
      <text:p text:style-name="P90"><text:span text:style-name="T1"/></text:p>
      <text:p text:style-name="P160">More on S3</text:p>
      <text:p text:style-name="P91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92">Transfer acceleration – S3 Transfer acceleration – <text:span text:style-name="T1">improve transfer speed for S3 upload</text:span></text:p>
        </text:list-item>
        <text:list-item>
          <text:p text:style-name="P93"><text:span text:style-name="T1">amazon durability – 11 9s</text:span></text:p>
        </text:list-item>
        <text:list-item>
          <text:p text:style-name="P93"><text:span text:style-name="T1">amazon availability – 2 9s</text:span></text:p>
        </text:list-item>
        <text:list-item>
          <text:p text:style-name="P94">S3 intelligent tiering – <text:span text:style-name="T6">useful for unknown and unpredictable access patterns</text:span></text:p>
          <text:list>
            <text:list-item>
              <text:p text:style-name="P95"><text:span text:style-name="T20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95"><text:span text:style-name="T6">infrequent access - <text:s/>lower cost, </text:span></text:p>
            </text:list-item>
          </text:list>
        </text:list-item>
        <text:list-item>
          <text:p text:style-name="P96"><text:span text:style-name="T6">C</text:span><text:span text:style-name="T1">osts </text:span></text:p>
          <text:list>
            <text:list-item>
              <text:p text:style-name="P96"><text:span text:style-name="T1">storage per GB</text:span></text:p>
            </text:list-item>
            <text:list-item>
              <text:p text:style-name="P96"><text:span text:style-name="T1">requests </text:span></text:p>
            </text:list-item>
            <text:list-item>
              <text:p text:style-name="P98"><text:span text:style-name="T1">use of cloudfront</text:span></text:p>
            </text:list-item>
            <text:list-item>
              <text:p text:style-name="P96"><text:span text:style-name="T1">data management pricing</text:span></text:p>
              <text:list>
                <text:list-item>
                  <text:p text:style-name="P96"><text:span text:style-name="T1">cost to transfer data out of buckets, NO COST TO TRANSFER DATA IN </text:span></text:p>
                </text:list-item>
                <text:list-item>
                  <text:p text:style-name="P96"><text:span text:style-name="T1">transfer acceleration</text:span></text:p>
                </text:list-item>
              </text:list>
            </text:list-item>
            <text:list-item>
              <text:p text:style-name="P96"><text:span text:style-name="T1">storage management pricing</text:span></text:p>
              <text:list>
                <text:list-item>
                  <text:p text:style-name="P96"><text:span text:style-name="T1">inventory</text:span></text:p>
                </text:list-item>
                <text:list-item>
                  <text:p text:style-name="P96"><text:span text:style-name="T1">analytics</text:span></text:p>
                </text:list-item>
                <text:list-item>
                  <text:p text:style-name="P96"><text:span text:style-name="T1">object tags </text:span></text:p>
                </text:list-item>
                <text:list-item>
                  <text:p text:style-name="P96"><text:span text:style-name="T1"><text:s/></text:span></text:p>
                </text:list-item>
              </text:list>
            </text:list-item>
          </text:list>
        </text:list-item>
      </text:list>
      <text:p text:style-name="P97"><text:span text:style-name="T1"/></text:p>
      <text:p text:style-name="P99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106">enable cors to allow 1 resource to allow another resource</text:p>
        </text:list-item>
      </text:list>
      <text:p text:style-name="P28"/>
      <text:p text:style-name="P100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21">SSE-C – server side</text:span> encryption that will use customer provided keys </text:p>
        </text:list-item>
        <text:list-item>
          <text:p text:style-name="P101">Client side encryption – <text:span text:style-name="T7">you encrypt the files before you upload them </text:span></text:p>
        </text:list-item>
        <text:list-item>
          <text:p text:style-name="P102"><text:span text:style-name="T1">Enforcing encryption on S3 buckets – </text:span><text:span text:style-name="T8">when PUT requests are received. </text:span><text:span text:style-name="T22">Create a bucket policy which denies any s3 put requests which doesnt include the following parameter.</text:span></text:p>
          <text:list>
            <text:list-item>
              <text:p text:style-name="P103">use the x-amz-server-side-encryption-parameter <text:span text:style-name="T1">to encrypt at upload time </text:span></text:p>
              <text:list>
                <text:list-item>
                  <text:p text:style-name="P105"><text:span text:style-name="T1">options: </text:span></text:p>
                </text:list-item>
              </text:list>
            </text:list-item>
            <text:list-item>
              <text:p text:style-name="P104"><text:span text:style-name="T1">x-amz-server-side-encryption: </text:span><text:span text:style-name="T9">AES256 <text:s/>- s3 managed keys</text:span></text:p>
            </text:list-item>
            <text:list-item>
              <text:p text:style-name="P104"><text:span text:style-name="T9">x-amz-server-side-encryption:ams:kms – aws kms managed keys</text:span></text:p>
            </text:list-item>
          </text:list>
        </text:list-item>
        <text:list-item>
          <text:p text:style-name="P102"><text:span text:style-name="T1"><text:s/></text:span></text:p>
        </text:list-item>
        <text:list-item>
          <text:p text:style-name="P102"><text:span text:style-name="T1"/></text:p>
        </text:list-item>
      </text:list>
      <text:p text:style-name="P25"/>
      <text:p text:style-name="P31"><text:soft-page-break/>U<text:span text:style-name="T15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107">S3 performance optimizations</text:p>
      <text:p text:style-name="P32">Use cloudfront to minimize latency from various sources, also to cache these requests</text:p>
      <text:p text:style-name="P33">MIXED_Requests – <text:span text:style-name="T23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108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109">Max file for s3 on PUT requests is 5gb</text:p>
      <text:p text:style-name="P11"/>
      <text:p text:style-name="P161">More on Serverless Computing</text:p>
      <text:p text:style-name="P36"/>
      <text:p text:style-name="P110">More on API Gateway</text:p>
      <text:p text:style-name="P111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30">uses XML( similar to HTML)</text:span></text:p>
        </text:list-item>
      </text:list>
      <text:p text:style-name="P37"/>
      <text:p text:style-name="P112">What Amazon API Gateway is?</text:p>
      <text:p text:style-name="P113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114"/>
      <text:p text:style-name="P114">Setting up an API gateway</text:p>
      <text:list xml:id="list3422298853" text:style-name="L12">
        <text:list-item>
          <text:p text:style-name="P115">Define an API</text:p>
        </text:list-item>
        <text:list-item>
          <text:p text:style-name="P115">Define resources and nested resources </text:p>
        </text:list-item>
        <text:list-item>
          <text:p text:style-name="P115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115">deploy api to stage </text:p>
          <text:list>
            <text:list-item>
              <text:p text:style-name="P115">use API gateway domain</text:p>
            </text:list-item>
            <text:list-item>
              <text:p text:style-name="P115"><text:soft-page-break/>use AWS certificate manager for free ssl/tls certs</text:p>
            </text:list-item>
          </text:list>
        </text:list-item>
      </text:list>
      <text:p text:style-name="P114"/>
      <text:p text:style-name="P116">API Caching – <text:span text:style-name="T1">caches responses from your endpoint to a specified TTL </text:span></text:p>
      <text:p text:style-name="P117">Same origin policy – <text:span text:style-name="T10">web browser permits scripts contained in first web page to access data ina <text:s/>second web page if both have the same origins. </text:span></text:p>
      <text:p text:style-name="P118"><text:span text:style-name="T10">T</text:span><text:span text:style-name="T1">HIS IS DONE TO PREVENT CROSS-SITE-XCRIPTING</text:span></text:p>
      <text:p text:style-name="P119">CORS IS USED TO RELAX this policy.</text:p>
      <text:p text:style-name="P11"/>
      <text:p text:style-name="P120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21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22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3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23">We use prod Alias to invoke version 1 of the Lambda Function </text:p>
      <text:p text:style-name="P124"><text:span text:style-name="T1">For any new improvements, push version 2 then point prod alias to version 2</text:span></text:p>
      <text:p text:style-name="P125">Use version and aliases to split traffic among many versions</text:p>
      <text:p text:style-name="P11"/>
      <text:p text:style-name="P126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5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3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3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27">You can import API gateway to an API from a definition file. It supports swagger v2.0 definition files.</text:p>
      <text:list xml:id="list989199318" text:style-name="L16">
        <text:list-item>
          <text:p text:style-name="P128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163">Notes on DynamoDB</text:p>
      <text:list xml:id="list2483448151" text:style-name="L18">
        <text:list-item>
          <text:p text:style-name="P155">flexible noSQL database for applications </text:p>
        </text:list-item>
        <text:list-item>
          <text:p text:style-name="P155">supports both document and key-value data models</text:p>
        </text:list-item>
        <text:list-item>
          <text:p text:style-name="P155">useful for mobile,web,gaming,ad-techIoT</text:p>
        </text:list-item>
        <text:list-item>
          <text:p text:style-name="P156">backed by ssds</text:p>
        </text:list-item>
        <text:list-item>
          <text:p text:style-name="P156">spread across 3 distint data centers </text:p>
        </text:list-item>
        <text:list-item>
          <text:p text:style-name="P62"><text:span text:style-name="T35">has eventual consistent reads or strongly consistent reads</text:span></text:p>
        </text:list-item>
        <text:list-item>
          <text:p text:style-name="P63"><text:span text:style-name="T35">made of tables – items, attributes, key and value</text:span></text:p>
          <text:list>
            <text:list-item>
              <text:p text:style-name="P63"><text:span text:style-name="T36">can be written in JSON,HTML </text:span></text:p>
            </text:list-item>
          </text:list>
        </text:list-item>
        <text:list-item>
          <text:p text:style-name="P64"><text:span text:style-name="T36">S</text:span><text:span text:style-name="T35">tores 2 types of primary keys:</text:span></text:p>
          <text:list>
            <text:list-item>
              <text:p text:style-name="P64"><text:span text:style-name="T37">partition key – </text:span><text:span text:style-name="T35">unique attribute – user ID</text:span></text:p>
              <text:list>
                <text:list-item>
                  <text:p text:style-name="P65"><text:span text:style-name="T35">its value is put into a hash function and that determines the physical location of where it will be stored</text:span></text:p>
                </text:list-item>
                <text:list-item>
                  <text:p text:style-name="P65"><text:span text:style-name="T40">NO 2 PARTITION KEYS WILL BE THE SAME</text:span><text:span text:style-name="T35"> </text:span></text:p>
                </text:list-item>
              </text:list>
            </text:list-item>
            <text:list-item>
              <text:p text:style-name="P64"><text:span text:style-name="T35"><text:s/></text:span><text:span text:style-name="T38">composite key – </text:span><text:span text:style-name="T40">combination of partition key and sort key</text:span></text:p>
              <text:list>
                <text:list-item>
                  <text:p text:style-name="P66"><text:span text:style-name="T40">u</text:span><text:span text:style-name="T35">seful where partition key isn’t unique</text:span></text:p>
                </text:list-item>
                <text:list-item>
                  <text:p text:style-name="P66"><text:span text:style-name="T35">ex forum posts – partition key – userID, sort key – timestamp of the post</text:span></text:p>
                  <text:list>
                    <text:list-item>
                      <text:p text:style-name="P66"><text:span text:style-name="T41">items with the same partition key are stored together and they sorted according </text:span><text:span text:style-name="T42">to</text:span><text:span text:style-name="T41"> the sort key </text:span><text:span text:style-name="T35"><text:s/></text:span></text:p>
                    </text:list-item>
                  </text:list>
                </text:list-item>
                <text:list-item>
                  <text:p text:style-name="P66"><text:span text:style-name="T35"/></text:p>
                </text:list-item>
              </text:list>
            </text:list-item>
            <text:list-item>
              <text:p text:style-name="P64"><text:span text:style-name="T40"/></text:p>
            </text:list-item>
          </text:list>
        </text:list-item>
        <text:list-item>
          <text:p text:style-name="P64"><text:span text:style-name="T35"><text:s/></text:span><text:span text:style-name="T39">Security is managed by IAM – </text:span><text:span text:style-name="T43">create users to access and create DynamoDB tables, also create a role or use </text:span><text:span text:style-name="T39">IAM condition to restrict user access to their own records</text:span></text:p>
          <text:list>
            <text:list-item>
              <text:p text:style-name="P67"><text:span text:style-name="T39">e</text:span><text:span text:style-name="T37">x. </text:span><text:span text:style-name="T35">mobile game with users and scoreboard</text:span></text:p>
            </text:list-item>
          </text:list>
        </text:list-item>
        <text:list-item>
          <text:p text:style-name="P64"><text:span text:style-name="T35"><text:s/></text:span></text:p>
        </text:list-item>
      </text:list>
      <text:p text:style-name="P11"/>
      <text:p text:style-name="P130">Example of an IAM condition</text:p>
      <text:p text:style-name="P130"><text:span text:style-name="T1"/></text:p>
      <text:p text:style-name="P130"><text:span text:style-name="T1"/></text:p>
      <text:p text:style-name="P130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text:span text:style-name="T1"/></text:p>
      <text:p text:style-name="P68">Example of a dynamo db query</text:p>
      <text:p text:style-name="P68">aws dynamodb get-item --table-name ProductCatalog --region eu-west-2 <text:s/>--key '{"Id":{"N":"205"}}'</text:p>
      <text:p text:style-name="P11"/>
      <text:p text:style-name="P131">More on Dynamo DB I<text:span text:style-name="T44">n</text:span>dexes</text:p>
      <text:p text:style-name="P131">Index – <text:span text:style-name="T1">data structure that allows you to perform fast queries on specific columns in a table</text:span></text:p>
      <text:p text:style-name="P131"><text:span text:style-name="T1">2 types:</text:span></text:p>
      <text:list xml:id="list50833300" text:style-name="L19">
        <text:list-item>
          <text:p text:style-name="P133">local secondary index - </text:p>
          <text:list>
            <text:list-item>
              <text:p text:style-name="P133"><text:span text:style-name="T11">can only be created when created your table </text:span></text:p>
            </text:list-item>
            <text:list-item>
              <text:p text:style-name="P133"><text:span text:style-name="T11">same partition key as original table but different sort key </text:span></text:p>
            </text:list-item>
            <text:list-item>
              <text:p text:style-name="P133"><text:span text:style-name="T11">any queries based on this sorty key are much faster using the index than the main table </text:span></text:p>
            </text:list-item>
            <text:list-item>
              <text:p text:style-name="P133"><text:span text:style-name="T11">ex. partition key – userID, sort key – account creation date</text:span> </text:p>
            </text:list-item>
          </text:list>
        </text:list-item>
        <text:list-item>
          <text:p text:style-name="P132">global secondary index - </text:p>
          <text:list>
            <text:list-item>
              <text:p text:style-name="P132"><text:s/><text:span text:style-name="T12">create this index when you like </text:span></text:p>
            </text:list-item>
            <text:list-item>
              <text:p text:style-name="P134"><text:span text:style-name="T1">you can choose a different partition key and different sort key </text:span></text:p>
            </text:list-item>
            <text:list-item>
              <text:p text:style-name="P134"><text:span text:style-name="T1">speeds up queries according to these alternate partition and sort keys </text:span></text:p>
            </text:list-item>
            <text:list-item>
              <text:p text:style-name="P134"><text:span text:style-name="T1">ex. partition key – email address, sort key – last login-date</text:span></text:p>
            </text:list-item>
          </text:list>
        </text:list-item>
      </text:list>
      <text:p text:style-name="P131"/>
      <text:p text:style-name="P135">More on Scan vs Query API</text:p>
      <text:p text:style-name="P157"><text:span text:style-name="T28">Query – </text:span><text:span text:style-name="T26">finds items in a tabled based on primary key and a distinct value </text:span><text:span text:style-name="T27">and returns all items that match that query</text:span></text:p>
      <text:list xml:id="list2152136997" text:style-name="L21">
        <text:list-item>
          <text:p text:style-name="P158"><text:span text:style-name="T25">uses an optional sort key name and value to refine the results </text:span></text:p>
          <text:list>
            <text:list-item>
              <text:p text:style-name="P158"><text:span text:style-name="T25">ex. query items with a timestamp of the last 7 days where sort key is a timestamp</text:span></text:p>
            </text:list-item>
          </text:list>
        </text:list-item>
        <text:list-item>
          <text:p text:style-name="P149"><text:span text:style-name="T24">use the ProjectionExpression parameter </text:span><text:span text:style-name="T25">to only return the specific attributes you want</text:span></text:p>
          <text:list>
            <text:list-item>
              <text:p text:style-name="P151"><text:span text:style-name="T25">ex you only want to see an email addresses, no other attributes</text:span></text:p>
            </text:list-item>
          </text:list>
        </text:list-item>
        <text:list-item>
          <text:p text:style-name="P151"><text:span text:style-name="T25">results are sorted by the sort key </text:span></text:p>
        </text:list-item>
        <text:list-item>
          <text:p text:style-name="P151"><text:span text:style-name="T25">numeric order </text:span></text:p>
        </text:list-item>
        <text:list-item>
          <text:p text:style-name="P151"><text:span text:style-name="T25">ASCII character code values </text:span></text:p>
        </text:list-item>
        <text:list-item>
          <text:p text:style-name="P151"><text:span text:style-name="T25">reverse the order with </text:span><text:span text:style-name="T24">ScanIndexForwardparameter to false</text:span></text:p>
        </text:list-item>
        <text:list-item>
          <text:p text:style-name="P151"><text:span text:style-name="T25">Queries are eventually consistent </text:span></text:p>
          <text:list>
            <text:list-item>
              <text:p text:style-name="P151"><text:span text:style-name="T25">they can be specified to be strongly consistent </text:span></text:p>
            </text:list-item>
          </text:list>
        </text:list-item>
        <text:list-item>
          <text:p text:style-name="P151"><text:soft-page-break/><text:span text:style-name="T25"/></text:p>
        </text:list-item>
      </text:list>
      <text:p text:style-name="P157"><text:span text:style-name="T27"/></text:p>
      <text:p text:style-name="P157"><text:span text:style-name="T28">Scan – </text:span><text:span text:style-name="T29">exames every item in the table </text:span></text:p>
      <text:list xml:id="list3766163986" text:style-name="L22">
        <text:list-item>
          <text:p text:style-name="P153"><text:span text:style-name="T24">returns all data attributes by default</text:span></text:p>
        </text:list-item>
        <text:list-item>
          <text:p text:style-name="P150"><text:span text:style-name="T24">use the ProjectionExpression parameter </text:span><text:span text:style-name="T25">to only return the specific attributes you want</text:span></text:p>
        </text:list-item>
      </text:list>
      <text:p text:style-name="P136"/>
      <text:p text:style-name="P136">Query is much more efficient than a scan.</text:p>
      <text:p text:style-name="P69">Scan is useful for removing unwanted data you dont want.</text:p>
      <text:p text:style-name="P137">Improving performance:</text:p>
      <text:list xml:id="list204951672" text:style-name="L23">
        <text:list-item>
          <text:p text:style-name="P70">reduce impact of query by setting a small page size which uses fewer read operations</text:p>
        </text:list-item>
        <text:list-item>
          <text:p text:style-name="P70">set page size to return 40 items</text:p>
        </text:list-item>
        <text:list-item>
          <text:p text:style-name="P71">larger number of smaller operations will allow other requests to succeed </text:p>
        </text:list-item>
        <text:list-item>
          <text:p text:style-name="P71">avoid using scan operations if you can – design tables in way that you can use query,get,batchgetitem APIs</text:p>
        </text:list-item>
        <text:list-item>
          <text:p text:style-name="P138">know scans process data sequentially returning 1MB incremements. It can only scan 1 partition at a time</text:p>
        </text:list-item>
        <text:list-item>
          <text:p text:style-name="P138">dynamoDB can be configured for parallel scans – divides table into segments and scans each segment in parallel. AVOID PARALLEL SCANS TO HEAVY WORKLOADS</text:p>
        </text:list-item>
      </text:list>
      <text:p text:style-name="P139"/>
      <text:p text:style-name="P139"/>
      <text:p text:style-name="P139">More on DynamoDB provision throughput</text:p>
      <text:p text:style-name="P72">1 write capacity unit = 1 x 1kb write per second </text:p>
      <text:p text:style-name="P72">1 x read capacity unit = 1 strongly consistent read of 4kb per second or 2 x eventual consistency reads of 4kb per second</text:p>
      <text:p text:style-name="P73">Example</text:p>
      <text:p text:style-name="P73">table with 5 read capacity and 5 write capacity unites </text:p>
      <text:p text:style-name="P73">can perform 5x4kb reads = 20kb/sec or 40kb eventually consistent</text:p>
      <text:p text:style-name="P73">5x1kb writes = 5kb/sec</text:p>
      <text:p text:style-name="P11"/>
      <text:p text:style-name="P74">Example*****</text:p>
      <text:p text:style-name="P74">Your application needs to read 80 items per second </text:p>
      <text:p text:style-name="P74">each item is 3kb in size </text:p>
      <text:p text:style-name="P74">you need strongly consistent reads </text:p>
      <text:p text:style-name="P74">Read-capacity-units-needed = size of each unit/4kb<text:span text:style-name="T45">=.75</text:span></text:p>
      <text:p text:style-name="P140">You will need 80 capacity units in total</text:p>
      <text:p text:style-name="P75">For eventual consistent reads </text:p>
      <text:p text:style-name="P141">You will need only 40 capacity units</text:p>
      <text:p text:style-name="P141"><text:span text:style-name="T1"/></text:p>
      <text:p text:style-name="P142"><text:span text:style-name="T1">Example 2 *******</text:span></text:p>
      <text:p text:style-name="P142"><text:span text:style-name="T1">You want to write 100 items per second </text:span></text:p>
      <text:p text:style-name="P142"><text:span text:style-name="T1">each item 512 bytes in size </text:span></text:p>
      <text:p text:style-name="P142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143">Need 100 units total </text:p>
      <text:p text:style-name="P76"/>
      <text:p text:style-name="P144">More on DynamoDB on-demand capacity</text:p>
      <text:p text:style-name="P77">charged for read,write,storing data </text:p>
      <text:p text:style-name="P78">pay for only what you use</text:p>
      <text:p text:style-name="P145">on-demand vs provisioned capacity </text:p>
      <text:p text:style-name="P79">unpredictable workloads, unpredictable traffic, and pay per use model, use on-demand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2">Notes on KMS and Encryption</text:p>
      <text:p text:style-name="P60">KMS makes it easy to create and control the encryption keys </text:p>
      <text:p text:style-name="P129">KMS keys are regional!</text:p>
      <text:p text:style-name="Standard"><text:span text:style-name="T15">CloudHSM</text:span> – dedicated hardware, cloud-based hardware security module</text:p>
      <text:p text:style-name="Standard"/>
      <text:p text:style-name="P146">More on KMS API Calls</text:p>
      <text:p text:style-name="P152">Commands for CLI commands to KMS API</text:p>
      <text:p text:style-name="P164">aws kms encrypt --key-id 6f393361-777e-4ee0-b47f-17d475c47949 --plaintext <text:span text:style-name="T34">fileb://</text:span>hi.txt --output text --query CiphertextBlob | base64 --decode &gt; <text:span text:style-name="T34">encrypted.txt</text:span></text:p>
      <text:p text:style-name="P154"/>
      <text:p text:style-name="P154">aws kms decrypt --ciphertext-blob <text:span text:style-name="T34">fileb://encrypted.txt</text:span> --output text --query Plaintext | base64 --decode &gt; decrypted.txt</text:p>
      <text:p text:style-name="P154"/>
      <text:p text:style-name="P154">aws kms re-encrypt --destination-key-id <text:s/>6f393361-777e-4ee0-b47f-17d475c47949 <text:s/>--ciphertext-blob <text:span text:style-name="T34">fileb://</text:span>encrypted.txt | base64 &gt; newencrypted.txt</text:p>
      <text:p text:style-name="P154"/>
      <text:p text:style-name="P152">aws kms enable-key-rotation --key-id <text:s text:c="2"/>6f393361-777e-4ee0-b47f-17d475c47949 </text:p>
      <text:p text:style-name="Standard"/>
      <text:p text:style-name="P147">More on KMS Envelope encryption</text:p>
      <text:p text:style-name="P147">Envelope encryption – <text:span text:style-name="T1">key used to unencrypt your data</text:span></text:p>
      <text:p text:style-name="P147"><text:span text:style-name="T1">Take your master key to encrypt envelope key, and envelope key is used to encrypt data </text:span></text:p>
      <text:p text:style-name="P148"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2:17:44.844067107</dc:date>
    <meta:editing-duration>PT13H16M32S</meta:editing-duration>
    <meta:editing-cycles>169</meta:editing-cycles>
    <meta:generator>LibreOffice/6.0.7.3$Linux_X86_64 LibreOffice_project/00m0$Build-3</meta:generator>
    <meta:document-statistic meta:table-count="0" meta:image-count="1" meta:object-count="0" meta:page-count="9" meta:paragraph-count="265" meta:word-count="2110" meta:character-count="12493" meta:non-whitespace-character-count="10653"/>
  </office:meta>
</office:document-meta>
</file>